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66cm" svg:height="1.767cm" draw:transform="skewX (-0.00122173047639603) rotate (-1.55369210012535) translate (4.25956092412199cm 2.79387251695592cm)" svg:viewBox="0 0 6167 1768" svg:d="M347 718c452-80 1695-64 2785-63 1089 2 1990 446 2479 1076 150 167 688-273 526-429-616-591-1786-1258-3049-1270-1263-11-2496-7-3004-32-142 2-135 750 263 718z">
          <text:p/>
        </draw:path>
        <draw:path draw:style-name="gr1" draw:text-style-name="P1" draw:layer="layout" svg:width="1.109cm" svg:height="4.131cm" draw:transform="rotate (-1.55281943549936) translate (7.29497138602001cm 2.00963983813232cm)" svg:viewBox="0 0 1110 4132" svg:d="M1108 4006c-48-197-195-1084-246-1656-50-573-63-1898-50-2004 12-107-816-511-812-271 3 239 80 1674 138 2370 61 694 115 1131 184 1535 30 171 834 223 786 26z">
          <text:p/>
        </draw:path>
        <draw:path draw:style-name="gr1" draw:text-style-name="P1" draw:layer="layout" svg:width="5.849cm" svg:height="0.798cm" draw:transform="skewX (-0.00122173047639603) rotate (-1.55369210012535) translate (7.20004572633501cm 2.45959088472252cm)" svg:viewBox="0 0 5850 799" svg:d="M356 722c452-79 1948-105 2565-99 617 7 2287 126 2750 176 258-38 250-690-113-711-364-21-1762-84-2680-88-918-3-2290 33-2798 8-142 2-121 746 276 714z">
          <text:p/>
        </draw:path>
        <draw:path draw:style-name="gr1" draw:text-style-name="P1" draw:layer="layout" svg:width="0.903cm" svg:height="0.661cm" draw:transform="rotate (-2.15757602131539) translate (7.33465777377cm 7.9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) rotate (-2.15687788961459) translate (7.31947347656101cm 2.546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7.57282444043701cm 2.167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3.39365777377cm 8.465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) rotate (-2.15687788961459) translate (4.38747347656099cm 2.8846888905431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98) rotate (-2.1556561591382) translate (3.894457318594cm 2.53029583316141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38:11.591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